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/>
      <style:text-properties fo:font-size="60pt"/>
    </style:style>
    <style:style style:name="P2" style:family="paragraph">
      <style:paragraph-properties fo:margin-left="0cm" fo:margin-right="0cm" fo:text-align="center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Z Tobą ciemność</text:span><text:span text:style-name="T1"><text:line-break/></text:span><text:span text:style-name="T1">nie będzie ciemna</text:span><text:span text:style-name="T1"><text:line-break/></text:span><text:span text:style-name="T1">wokół mnie,</text:span><text:span text:style-name="T1"><text:line-break/></text:span><text:span text:style-name="T1">A noc tak jak dzień,</text:span><text:span text:style-name="T1"><text:line-break/></text:span><text:span text:style-name="T1">zajaśniej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12T17:28:34</meta:creation-date>
    <dc:creator>Rafał Talacha</dc:creator>
    <dc:date>2009-02-01T15:48:42</dc:date>
    <dc:language>pl-PL</dc:language>
    <meta:editing-cycles>4</meta:editing-cycles>
    <meta:editing-duration>PT1M7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